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5.12pt" svg:y="0pt">
            <loext:p draw:notify-on-update-of-ranges="Sheet1.A1:Sheet1.A1 Sheet1.A1:Sheet1.A7 Sheet1.B1:Sheet1.B1 Sheet1.B2:Sheet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8767" calcext:value-type="float">
            <text:p>35876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5607" calcext:value-type="float">
            <text:p>41560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2114" calcext:value-type="float">
            <text:p>44211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9427" calcext:value-type="float">
            <text:p>519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18727" calcext:value-type="float">
            <text:p>618727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47803" calcext:value-type="float">
            <text:p>6478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1T06:43:02.934993412</meta:creation-date>
    <dc:date>2018-01-21T06:57:08.023031931</dc:date>
    <meta:editing-duration>PT1M26S</meta:editing-duration>
    <meta:editing-cycles>1</meta:editing-cycles>
    <meta:document-statistic meta:table-count="1" meta:cell-count="1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4.201cm" style:legend-expansion="high" chart:style-name="ch2"/>
        <chart:plot-area chart:style-name="ch3" table:cell-range-address="Sheet1.A1:Sheet1.B7" chart:data-source-has-labels="both" svg:x="0.551cm" svg:y="0.237cm" svg:width="13.49cm" svg:height="8.636cm">
          <chartooo:coordinate-region svg:x="1.913cm" svg:y="0.436cm" svg:width="12.128cm" svg:height="7.79cm"/>
          <chart:axis chart:dimension="x" chart:name="primary-x" chart:style-name="ch4" chartooo:axis-type="auto">
            <chartooo:date-scale/>
            <chart:categories table:cell-range-address="Sheet1.A1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58767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011">
                <text:p>2011</text:p>
                <draw:g>
                  <svg:desc>Sheet1.A1:Sheet1.A7</svg:desc>
                </draw:g>
              </table:table-cell>
              <table:table-cell office:value-type="float" office:value="415607">
                <text:p>415607</text:p>
                <draw:g>
                  <svg:desc>Sheet1.B2:Sheet1.B7</svg:desc>
                </draw:g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442114">
                <text:p>442114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519427">
                <text:p>519427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618727">
                <text:p>618727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647803">
                <text:p>64780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